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46000005E11A4C32F77A361B77.png" manifest:media-type="image/png"/>
  <manifest:file-entry manifest:full-path="Pictures/10000001000001260000013ADC346F3364EC92CE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1000000100000126000000C89EEA3A26FC4C6A3A.png" manifest:media-type="image/png"/>
  <manifest:file-entry manifest:full-path="Pictures/TablePreview12.svm" manifest:media-type=""/>
  <manifest:file-entry manifest:full-path="Pictures/100000010000014D000000FC5ED0954EEE6759A3.png" manifest:media-type="image/png"/>
  <manifest:file-entry manifest:full-path="Pictures/100000010000014D000000FC4AB9DBC271C11D61.png" manifest:media-type="image/png"/>
  <manifest:file-entry manifest:full-path="Pictures/1000000100000208000001C325D5632C8B39CB5A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05000001BDDAC76574DA12BE04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1000004A3000003E15439CFB80A17098C.png" manifest:media-type="image/png"/>
  <manifest:file-entry manifest:full-path="Pictures/1000000100000414000003FAFBCF11C9F18C9195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48cm" fo:min-width="0.453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fill="none" draw:textarea-vertical-align="middle" draw:auto-grow-height="false" fo:min-height="4.868cm" fo:min-width="0cm" fo:wrap-option="wrap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dash" draw:stroke-dash="Double_20_Dash_20__28_Rounded_29_" svg:stroke-width="0.053cm" svg:stroke-color="#069a2e" draw:marker-start-width="0.279cm" draw:marker-end-width="0.279cm" svg:stroke-linecap="round" draw:fill="none" draw:opacity="50%" draw:textarea-horizontal-align="justify" draw:textarea-vertical-align="middle" draw:auto-grow-height="false" fo:min-height="0.648cm" fo:min-width="0.624cm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88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2.434cm"/>
    </style:style>
    <style:style style:name="gr15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02cm" fo:min-width="17.9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1.437cm" fo:min-width="14.423cm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02cm" fo:min-width="18.55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1.28cm" fo:min-width="12.2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9.241cm" fo:min-width="18.199cm" fo:padding-top="0.142cm" fo:padding-bottom="0.142cm" fo:padding-left="0.267cm" fo:padding-right="0.267cm"/>
    </style:style>
    <style:style style:name="gr23" style:family="graphic" style:parent-style-name="standard">
      <style:graphic-properties svg:stroke-linecap="butt" draw:textarea-horizontal-align="justify" draw:textarea-vertical-align="middle" draw:auto-grow-height="false" fo:min-height="0.704cm" fo:min-width="1.723cm" draw:shadow="hidden"/>
    </style:style>
    <style:style style:name="gr24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704cm" fo:min-width="1.723cm" fo:padding-top="0.151cm" fo:padding-bottom="0.151cm" fo:padding-left="0.276cm" fo:padding-right="0.276cm" draw:shadow="hidden"/>
    </style:style>
    <style:style style:name="gr25" style:family="graphic" style:parent-style-name="standard">
      <style:graphic-properties svg:stroke-linecap="butt" draw:textarea-horizontal-align="justify" draw:textarea-vertical-align="middle" draw:auto-grow-height="false" fo:min-height="0.704cm" fo:min-width="1.009cm" draw:shadow="hidden"/>
    </style:style>
    <style:style style:name="gr26" style:family="graphic" style:parent-style-name="standard">
      <style:graphic-properties svg:stroke-linecap="butt" draw:textarea-horizontal-align="justify" draw:textarea-vertical-align="middle" draw:auto-grow-height="false" fo:min-height="0.704cm" fo:min-width="1.008cm" draw:shadow="hidden"/>
    </style:style>
    <style:style style:name="gr27" style:family="graphic" style:parent-style-name="standard">
      <style:graphic-properties svg:stroke-linecap="butt" draw:textarea-horizontal-align="justify" draw:textarea-vertical-align="middle" draw:auto-grow-height="false" fo:min-height="0.704cm" fo:min-width="1.007cm" draw:shadow="hidden"/>
    </style:style>
    <style:style style:name="gr2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3cm" fo:padding-top="0.151cm" fo:padding-bottom="0.151cm" fo:padding-left="0.276cm" fo:padding-right="0.276cm" draw:shadow="hidden"/>
    </style:style>
    <style:style style:name="gr29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2cm" fo:padding-top="0.151cm" fo:padding-bottom="0.151cm" fo:padding-left="0.276cm" fo:padding-right="0.276cm" draw:shadow="hidden"/>
    </style:style>
    <style:style style:name="gr30" style:family="graphic" style:parent-style-name="standard">
      <style:graphic-properties svg:stroke-linecap="butt" draw:textarea-horizontal-align="justify" draw:textarea-vertical-align="middle" draw:auto-grow-height="false" fo:min-height="0.704cm" fo:min-width="1.003cm" draw:shadow="hidden"/>
    </style:style>
    <style:style style:name="gr31" style:family="graphic" style:parent-style-name="standard">
      <style:graphic-properties svg:stroke-linecap="butt" draw:textarea-horizontal-align="justify" draw:textarea-vertical-align="middle" draw:auto-grow-height="false" fo:min-height="0.704cm" fo:min-width="1.002cm" draw:shadow="hidden"/>
    </style:style>
    <style:style style:name="gr3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704cm" fo:min-width="1.007cm" fo:padding-top="0.151cm" fo:padding-bottom="0.151cm" fo:padding-left="0.276cm" fo:padding-right="0.276cm" draw:shadow="hidden"/>
    </style:style>
    <style:style style:name="gr33" style:family="graphic" style:parent-style-name="standard">
      <style:graphic-properties svg:stroke-linecap="butt" draw:textarea-horizontal-align="justify" draw:textarea-vertical-align="middle" draw:auto-grow-height="false" fo:min-height="0.35cm" fo:min-width="0.718cm" draw:shadow="hidden"/>
    </style:style>
    <style:style style:name="gr34" style:family="graphic" style:parent-style-name="standard">
      <style:graphic-properties svg:stroke-linecap="butt" draw:textarea-horizontal-align="justify" draw:textarea-vertical-align="middle" draw:auto-grow-height="false" fo:min-height="0.303cm" fo:min-width="0.732cm" draw:shadow="hidden"/>
    </style:style>
    <style:style style:name="gr35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335cm" fo:min-width="0.651cm" fo:padding-top="0.151cm" fo:padding-bottom="0.151cm" fo:padding-left="0.276cm" fo:padding-right="0.276cm" draw:shadow="hidden"/>
    </style:style>
    <style:style style:name="gr36" style:family="graphic" style:parent-style-name="standard">
      <style:graphic-properties svg:stroke-linecap="butt" draw:textarea-horizontal-align="justify" draw:textarea-vertical-align="middle" draw:auto-grow-height="false" fo:min-height="0.301cm" fo:min-width="0.727cm" draw:shadow="hidden"/>
    </style:style>
    <style:style style:name="gr37" style:family="graphic" style:parent-style-name="standard">
      <style:graphic-properties svg:stroke-linecap="butt" draw:textarea-horizontal-align="justify" draw:textarea-vertical-align="middle" draw:auto-grow-height="false" fo:min-height="0.341cm" fo:min-width="0.715cm" draw:shadow="hidden"/>
    </style:style>
    <style:style style:name="gr38" style:family="graphic" style:parent-style-name="standard">
      <style:graphic-properties svg:stroke-linecap="butt" draw:textarea-horizontal-align="justify" draw:textarea-vertical-align="middle" draw:auto-grow-height="false" fo:min-height="0.132cm" fo:min-width="0.387cm" draw:shadow="hidden"/>
    </style:style>
    <style:style style:name="gr39" style:family="graphic" style:parent-style-name="standard">
      <style:graphic-properties svg:stroke-linecap="butt" draw:textarea-horizontal-align="justify" draw:textarea-vertical-align="middle" draw:auto-grow-height="false" fo:min-height="0.121cm" fo:min-width="0.39cm" draw:shadow="hidden"/>
    </style:style>
    <style:style style:name="gr40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179cm" fo:min-width="0.3cm" fo:padding-top="0.151cm" fo:padding-bottom="0.151cm" fo:padding-left="0.276cm" fo:padding-right="0.276cm" draw:shadow="hidden"/>
    </style:style>
    <style:style style:name="gr41" style:family="graphic" style:parent-style-name="standard">
      <style:graphic-properties svg:stroke-linecap="butt" draw:textarea-horizontal-align="justify" draw:textarea-vertical-align="middle" draw:auto-grow-height="false" fo:min-height="0.119cm" fo:min-width="0.385cm" draw:shadow="hidden"/>
    </style:style>
    <style:style style:name="gr4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213cm" fo:min-width="0.289cm" fo:padding-top="0.151cm" fo:padding-bottom="0.151cm" fo:padding-left="0.276cm" fo:padding-right="0.276cm" draw:shadow="hidden"/>
    </style:style>
    <style:style style:name="gr43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104cm" fo:min-width="0.325cm" fo:padding-top="0.151cm" fo:padding-bottom="0.151cm" fo:padding-left="0.276cm" fo:padding-right="0.276cm" draw:shadow="hidden"/>
    </style:style>
    <style:style style:name="gr44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214cm" fo:min-width="0.288cm" fo:padding-top="0.151cm" fo:padding-bottom="0.151cm" fo:padding-left="0.276cm" fo:padding-right="0.276cm" draw:shadow="hidden"/>
    </style:style>
    <style:style style:name="gr45" style:family="graphic" style:parent-style-name="standard">
      <style:graphic-properties svg:stroke-linecap="butt" draw:textarea-horizontal-align="justify" draw:textarea-vertical-align="middle" draw:auto-grow-height="false" fo:min-height="0.167cm" fo:min-width="0.368cm" draw:shadow="hidden"/>
    </style:style>
    <style:style style:name="gr46" style:family="graphic" style:parent-style-name="standard">
      <style:graphic-properties svg:stroke-linecap="butt" draw:textarea-horizontal-align="justify" draw:textarea-vertical-align="middle" draw:auto-grow-height="false" fo:min-height="0.031cm" fo:min-width="0.101cm" draw:shadow="hidden"/>
    </style:style>
    <style:style style:name="gr47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58cm" fo:min-width="0.021cm" fo:padding-top="0.151cm" fo:padding-bottom="0.151cm" fo:padding-left="0.276cm" fo:padding-right="0.276cm" draw:shadow="hidden"/>
    </style:style>
    <style:style style:name="gr48" style:family="graphic" style:parent-style-name="standard">
      <style:graphic-properties svg:stroke-linecap="butt" draw:textarea-horizontal-align="justify" draw:textarea-vertical-align="middle" draw:auto-grow-height="false" fo:min-height="0cm" fo:min-width="0.105cm" draw:shadow="hidden"/>
    </style:style>
    <style:style style:name="gr49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93cm" fo:min-width="0.009cm" fo:padding-top="0.151cm" fo:padding-bottom="0.151cm" fo:padding-left="0.276cm" fo:padding-right="0.276cm" draw:shadow="hidden"/>
    </style:style>
    <style:style style:name="gr50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74cm" fo:min-width="0.015cm" fo:padding-top="0.151cm" fo:padding-bottom="0.151cm" fo:padding-left="0.276cm" fo:padding-right="0.276cm" draw:shadow="hidden"/>
    </style:style>
    <style:style style:name="gr51" style:family="graphic" style:parent-style-name="standard">
      <style:graphic-properties svg:stroke-linecap="butt" draw:textarea-horizontal-align="justify" draw:textarea-vertical-align="middle" draw:auto-grow-height="false" fo:min-height="0.046cm" fo:min-width="0.088cm" draw:shadow="hidden"/>
    </style:style>
    <style:style style:name="gr5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94cm" fo:min-width="0.008cm" fo:padding-top="0.151cm" fo:padding-bottom="0.151cm" fo:padding-left="0.276cm" fo:padding-right="0.276cm" draw:shadow="hidden"/>
    </style:style>
    <style:style style:name="gr53" style:family="graphic" style:parent-style-name="standard">
      <style:graphic-properties draw:fill-color="#ff4000" draw:textarea-horizontal-align="justify" draw:textarea-vertical-align="middle" draw:auto-grow-height="false" fo:min-height="0.174cm" fo:min-width="0.136cm"/>
    </style:style>
    <style:style style:name="gr54" style:family="graphic" style:parent-style-name="standard">
      <style:graphic-properties draw:fill-color="#ff4000" draw:textarea-horizontal-align="justify" draw:textarea-vertical-align="middle" draw:auto-grow-height="false" fo:min-height="0.049cm" fo:min-width="0.191cm"/>
    </style:style>
    <style:style style:name="gr55" style:family="graphic" style:parent-style-name="standard">
      <style:graphic-properties draw:fill-color="#00a933" draw:textarea-horizontal-align="justify" draw:textarea-vertical-align="middle" draw:auto-grow-height="false" fo:min-height="0.049cm" fo:min-width="0.191cm"/>
    </style:style>
    <style:style style:name="gr56" style:family="graphic" style:parent-style-name="standard">
      <style:graphic-properties draw:fill-color="#ffff00" draw:textarea-horizontal-align="justify" draw:textarea-vertical-align="middle" draw:auto-grow-height="false" fo:min-height="0.227cm" fo:min-width="3.077cm"/>
    </style:style>
    <style:style style:name="gr57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5cm" fo:padding-top="0.151cm" fo:padding-bottom="0.151cm" fo:padding-left="0.276cm" fo:padding-right="0.276cm" draw:shadow="hidden"/>
    </style:style>
    <style:style style:name="gr5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1.671cm" fo:padding-top="0.151cm" fo:padding-bottom="0.151cm" fo:padding-left="0.276cm" fo:padding-right="0.276cm" draw:shadow="hidden"/>
    </style:style>
    <style:style style:name="gr59" style:family="graphic" style:parent-style-name="standard">
      <style:graphic-properties svg:stroke-linecap="butt" draw:textarea-horizontal-align="justify" draw:textarea-vertical-align="middle" draw:auto-grow-height="false" fo:min-height="3.278cm" fo:min-width="3.04cm" draw:shadow="hidden"/>
    </style:style>
    <style:style style:name="gr60" style:family="graphic" style:parent-style-name="standard">
      <style:graphic-properties draw:fill-color="#ffff00" draw:textarea-horizontal-align="justify" draw:textarea-vertical-align="middle" draw:auto-grow-height="false" fo:min-height="0.227cm" fo:min-width="4.887cm"/>
    </style:style>
    <style:style style:name="gr61" style:family="graphic" style:parent-style-name="objectwithoutfill">
      <style:graphic-properties svg:stroke-width="0.106cm" svg:stroke-color="#50200c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04cm, 5.393cm, 7.621cm, 8.255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64" style:family="graphic" style:parent-style-name="standard">
      <style:graphic-properties draw:fill-color="#ffff00" draw:textarea-horizontal-align="justify" draw:textarea-vertical-align="middle" draw:auto-grow-height="false" fo:min-height="0.227cm" fo:min-width="2.14cm"/>
    </style:style>
    <style:style style:name="gr65" style:family="graphic" style:parent-style-name="standard">
      <style:graphic-properties draw:stroke="none" svg:stroke-color="#000000" draw:fill="none" draw:fill-color="#ffffff" fo:min-height="0.615cm"/>
      <style:paragraph-properties style:writing-mode="lr-tb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svg:stroke-color="#00a933" draw:fill-color="#00a933" draw:textarea-horizontal-align="justify" draw:textarea-vertical-align="middle" draw:auto-grow-height="false" fo:min-height="0.385cm" fo:min-width="2.357cm"/>
      <style:paragraph-properties style:writing-mode="lr-tb"/>
    </style:style>
    <style:style style:name="gr68" style:family="graphic" style:parent-style-name="standard">
      <style:graphic-properties svg:stroke-color="#00a933" draw:fill-color="#ff0000" draw:textarea-horizontal-align="justify" draw:textarea-vertical-align="middle" draw:auto-grow-height="false" fo:min-height="0.385cm" fo:min-width="2.357cm"/>
      <style:paragraph-properties style:writing-mode="lr-tb"/>
    </style:style>
    <style:style style:name="gr69" style:family="graphic" style:parent-style-name="standard">
      <style:graphic-properties svg:stroke-color="#00a933" draw:fill-color="#3465a4" draw:textarea-horizontal-align="justify" draw:textarea-vertical-align="middle" draw:auto-grow-height="false" fo:min-height="0.385cm" fo:min-width="2.357cm"/>
      <style:paragraph-properties style:writing-mode="lr-tb"/>
    </style:style>
    <style:style style:name="co1" style:family="table-column">
      <style:table-column-properties style:column-width="0.981cm" style:use-optimal-column-width="false"/>
    </style:style>
    <style:style style:name="co2" style:family="table-column">
      <style:table-column-properties style:column-width="0.851cm" style:use-optimal-column-width="false"/>
    </style:style>
    <style:style style:name="co3" style:family="table-column">
      <style:table-column-properties style:column-width="0.85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-color="#ff0000"/>
      <style:paragraph-properties fo:border="0.43pt solid #000000"/>
    </style:style>
    <style:style style:name="ce2" style:family="table-cell">
      <loext:graphic-properties draw:fill-color="#ffffff"/>
      <style:paragraph-properties fo:border="0.43pt solid #000000"/>
    </style:style>
    <style:style style:name="ce3" style:family="table-cell">
      <loext:graphic-properties draw:fill-color="#004586"/>
      <style:paragraph-properties fo:border="0.43pt solid #000000"/>
    </style:style>
    <style:style style:name="ce4" style:family="table-cell">
      <loext:graphic-properties draw:fill-color="#069a2e"/>
      <style:paragraph-properties fo:border="0.43pt solid #000000"/>
    </style:style>
    <style:style style:name="ce5" style:family="table-cell">
      <loext:graphic-properties draw:fill-color="#5983b0"/>
      <style:paragraph-properties fo:border="0.43pt solid #000000"/>
    </style:style>
    <style:style style:name="ce6" style:family="table-cell">
      <loext:graphic-properties draw:fill-color="#ffd428"/>
      <style:paragraph-properties fo:border="0.43pt solid #000000"/>
    </style:style>
    <style:style style:name="ce7" style:family="table-cell">
      <style:paragraph-properties fo:border="0.43pt solid #000000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4pt"/>
    </style:style>
    <style:style style:name="P8" style:family="paragraph">
      <loext:graphic-properties draw:fill-color="#eeeeee"/>
      <style:paragraph-properties fo:text-align="center" style:writing-mode="lr-tb"/>
      <style:text-properties fo:font-size="14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-color="#00a933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00a933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ff0000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3465a4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text-position="-8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/>
    </style:style>
    <style:style style:name="T4" style:family="text">
      <style:text-properties fo:font-size="12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5.398cm" svg:x="7.562cm" svg:y="8.302cm">
          <text:p text:style-name="P1">卷积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9.167cm" svg:y="8.302cm">
          <text:p text:style-name="P1">归一化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0.767cm" svg:y="8.302cm">
          <text:p text:style-name="P1">激活函数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2.367cm" svg:y="8.302cm">
          <text:p text:style-name="P1">池化层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15cm" svg:y1="10.842cm" svg:x2="9.167cm" svg:y2="10.842cm">
          <text:p/>
        </draw:line>
        <draw:line draw:style-name="gr2" draw:text-style-name="P2" draw:layer="layout" svg:x1="10.115cm" svg:y1="10.842cm" svg:x2="10.767cm" svg:y2="10.842cm">
          <text:p/>
        </draw:line>
        <draw:line draw:style-name="gr2" draw:text-style-name="P2" draw:layer="layout" svg:x1="11.715cm" svg:y1="10.842cm" svg:x2="12.367cm" svg:y2="10.842cm">
          <text:p/>
        </draw:line>
        <draw:custom-shape draw:style-name="gr1" draw:text-style-name="P1" draw:layer="layout" svg:width="0.953cm" svg:height="5.398cm" svg:x="16.661cm" svg:y="8.302cm">
          <text:p text:style-name="P1">卷积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8.266cm" svg:y="8.302cm">
          <text:p text:style-name="P1">归一化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9.866cm" svg:y="8.302cm">
          <text:p text:style-name="P1">激活函数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21.466cm" svg:y="8.302cm">
          <text:p text:style-name="P1">池化层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614cm" svg:y1="10.842cm" svg:x2="18.266cm" svg:y2="10.842cm">
          <text:p/>
        </draw:line>
        <draw:line draw:style-name="gr2" draw:text-style-name="P2" draw:layer="layout" svg:x1="19.214cm" svg:y1="10.842cm" svg:x2="19.866cm" svg:y2="10.842cm">
          <text:p/>
        </draw:line>
        <draw:line draw:style-name="gr2" draw:text-style-name="P2" draw:layer="layout" svg:x1="20.814cm" svg:y1="10.842cm" svg:x2="21.466cm" svg:y2="10.842cm">
          <text:p/>
        </draw:line>
        <draw:frame draw:style-name="gr3" draw:text-style-name="P3" draw:layer="layout" svg:width="3.492cm" svg:height="1.27cm" svg:x="13.83cm" svg:y="10.207cm">
          <draw:text-box>
            <text:p>……...</text:p>
          </draw:text-box>
        </draw:frame>
        <draw:custom-shape draw:style-name="gr4" draw:text-style-name="P2" draw:layer="layout" svg:width="0.953cm" svg:height="5.398cm" draw:transform="rotate (1.5707963267949) translate (7.7cm 14.875cm)">
          <text:p/>
          <draw:enhanced-geometry svg:viewBox="0 0 21600 21600" draw:glue-points="21600 0 0 10800 21600 21600" draw:text-areas="13800 ?f9 21600 ?f10" draw:type="left-brace" draw:modifiers="1800 10422.11336599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.54cm" svg:height="0.962cm" svg:x="9.032cm" svg:y="14.97cm">
          <draw:text-box>
            <text:p>CNN<text:span text:style-name="T1">1</text:span></text:p>
          </draw:text-box>
        </draw:frame>
        <draw:frame draw:style-name="gr5" draw:text-style-name="P3" draw:layer="layout" svg:width="2.54cm" svg:height="0.962cm" svg:x="18.232cm" svg:y="14.97cm">
          <draw:text-box>
            <text:p>CNN<text:span text:style-name="T1">m</text:span></text:p>
          </draw:text-box>
        </draw:frame>
        <draw:custom-shape draw:style-name="gr4" draw:text-style-name="P2" draw:layer="layout" svg:width="0.953cm" svg:height="5.398cm" draw:transform="rotate (1.5707963267949) translate (16.801cm 14.875cm)">
          <text:p/>
          <draw:enhanced-geometry svg:viewBox="0 0 21600 21600" draw:glue-points="21600 0 0 10800 21600 21600" draw:text-areas="13800 ?f9 21600 ?f10" draw:type="left-brace" draw:modifiers="1800 10422.11336599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5.456cm" svg:height="4.128cm" svg:x="1.5cm" svg:y="8.937cm">
          <draw:image xlink:href="Pictures/100000010000014D000000FC5ED0954EEE6759A3.png" xlink:type="simple" xlink:show="embed" xlink:actuate="onLoad" draw:mime-type="image/png">
            <text:p/>
          </draw:image>
        </draw:frame>
        <draw:frame draw:style-name="gr6" draw:text-style-name="P2" draw:layer="layout" svg:width="5.38cm" svg:height="4.07cm" svg:x="22.852cm" svg:y="8.957cm">
          <draw:image xlink:href="Pictures/100000010000014D000000FC4AB9DBC271C11D61.png" xlink:type="simple" xlink:show="embed" xlink:actuate="onLoad" draw:mime-type="image/png">
            <text:p/>
          </draw:image>
        </draw:frame>
        <draw:frame draw:style-name="gr7" draw:text-style-name="P3" draw:layer="layout" svg:width="2.858cm" svg:height="1.27cm" svg:x="1.952cm" svg:y="4.81cm">
          <draw:text-box>
            <text:p/>
          </draw:text-box>
        </draw:frame>
        <draw:frame draw:style-name="gr8" draw:text-style-name="P4" draw:layer="layout" svg:width="4.445cm" svg:height="0.953cm" svg:x="1.952cm" svg:y="6.397cm">
          <draw:text-box>
            <text:p><text:span text:style-name="T2">待分割的原始图片</text:span></text:p>
          </draw:text-box>
        </draw:frame>
        <draw:line draw:style-name="gr9" draw:text-style-name="P2" draw:layer="layout" svg:x1="3.857cm" svg:y1="7.35cm" svg:x2="4.175cm" svg:y2="9.89cm">
          <text:p/>
        </draw:line>
        <draw:custom-shape draw:style-name="gr10" draw:text-style-name="P5" draw:layer="layout" svg:width="1.588cm" svg:height="1.27cm" svg:x="24.812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4.445cm" svg:height="0.953cm" svg:x="25.053cm" svg:y="6.398cm">
          <draw:text-box>
            <text:p><text:span text:style-name="T2">分割的结果</text:span></text:p>
          </draw:text-box>
        </draw:frame>
        <draw:line draw:style-name="gr9" draw:text-style-name="P2" draw:layer="layout" svg:x1="26.4cm" svg:y1="7.35cm" svg:x2="25.447cm" svg:y2="10.207cm">
          <text:p/>
        </draw:line>
      </draw:page>
      <draw:page draw:name="page2" draw:style-name="dp1" draw:master-page-name="Default">
        <draw:frame draw:style-name="standard" draw:layer="layout" svg:width="3.923cm" svg:height="3.887cm" svg:x="4.293cm" svg:y="3.29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2</text:p>
              </table:table-cell>
              <table:table-cell>
                <text:p>5</text:p>
              </table:table-cell>
              <table:table-cell table:style-name="ce2">
                <text:p>3</text:p>
              </table:table-cell>
              <table:table-cell table:style-name="ce2"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4</text:p>
              </table:table-cell>
              <table:table-cell table:style-name="ce2">
                <text:p>8</text:p>
              </table:table-cell>
              <table:table-cell table:style-name="ce2"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7cm" svg:height="1.943cm" svg:x="10.345cm" svg:y="4.252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>
                <text:p>6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1" draw:text-style-name="P6" draw:layer="layout" svg:width="1.587cm" svg:height="0.163cm" svg:x="8.604cm" svg:y="5.025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4.281cm" svg:y="7.99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style-name="ce2">
                <text:p>2</text:p>
              </table:table-cell>
              <table:table-cell table:style-name="ce2"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 table:style-name="ce2">
                <text:p>6</text:p>
              </table:table-cell>
              <table:table-cell table:style-name="ce2"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4</text:p>
              </table:table-cell>
              <table:table-cell>
                <text:p>8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7cm" svg:height="1.943cm" svg:x="10.333cm" svg:y="8.953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>
                <text:p>8</text:p>
              </table:table-cell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1" draw:text-style-name="P6" draw:layer="layout" svg:width="1.587cm" svg:height="0.163cm" svg:x="8.592cm" svg:y="9.72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15.239cm" svg:y="3.23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 table:style-name="ce3">
                <text:p>9</text:p>
              </table:table-cell>
              <table:table-cell table:style-name="ce3"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 table:style-name="ce3">
                <text:p>6</text:p>
              </table:table-cell>
              <table:table-cell table:style-name="ce3"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7cm" svg:height="1.943cm" svg:x="21.233cm" svg:y="4.253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>
                <text:p>5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" draw:text-style-name="P6" draw:layer="layout" svg:width="1.587cm" svg:height="0.163cm" svg:x="19.492cm" svg:y="5.02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15.227cm" svg:y="8.00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 table:style-name="ce3">
                <text:p>3</text:p>
              </table:table-cell>
              <table:table-cell table:style-name="ce3"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 table:style-name="ce3">
                <text:p>1</text:p>
              </table:table-cell>
              <table:table-cell table:style-name="ce3">
                <text:p>5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7cm" svg:height="1.943cm" svg:x="21.221cm" svg:y="9.02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>
                <text:p>4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1" draw:text-style-name="P6" draw:layer="layout" svg:width="1.587cm" svg:height="0.163cm" svg:x="19.48cm" svg:y="9.79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2" draw:layer="layout" svg:x1="13.7cm" svg:y1="1.635cm" svg:x2="13.7cm" svg:y2="14.017cm">
          <text:p/>
        </draw:line>
        <draw:frame draw:style-name="gr13" draw:text-style-name="P3" draw:layer="layout" svg:width="3.727cm" svg:height="1.17cm" svg:x="5.845cm" svg:y="12.747cm">
          <draw:text-box>
            <text:p>最大池化</text:p>
          </draw:text-box>
        </draw:frame>
        <draw:frame draw:style-name="gr13" draw:text-style-name="P3" draw:layer="layout" svg:width="3.727cm" svg:height="1.17cm" svg:x="17.446cm" svg:y="12.747cm">
          <draw:text-box>
            <text:p>平均池化</text:p>
          </draw:text-box>
        </draw:frame>
      </draw:page>
      <draw:page draw:name="page3" draw:style-name="dp1" draw:master-page-name="Default">
        <draw:frame draw:style-name="standard" draw:layer="layout" svg:width="3.923cm" svg:height="3.887cm" svg:x="8.087cm" svg:y="3.32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2</text:p>
              </table:table-cell>
              <table:table-cell>
                <text:p>5</text:p>
              </table:table-cell>
              <table:table-cell table:style-name="ce2">
                <text:p>3</text:p>
              </table:table-cell>
              <table:table-cell table:style-name="ce2"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4</text:p>
              </table:table-cell>
              <table:table-cell table:style-name="ce2">
                <text:p>8</text:p>
              </table:table-cell>
              <table:table-cell table:style-name="ce2"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923cm" svg:height="3.887cm" svg:x="7.357cm" svg:y="3.9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4">
                <text:p>3</text:p>
              </table:table-cell>
              <table:table-cell table:style-name="ce4">
                <text:p>7</text:p>
              </table:table-cell>
              <table:table-cell>
                <text:p>3</text:p>
              </table:table-cell>
              <table:table-cell>
                <text:p>8</text:p>
              </table:table-cell>
            </table:table-row>
            <table:table-row table:style-name="ro1" table:default-cell-style-name="ce2">
              <table:table-cell table:style-name="ce4">
                <text:p>6</text:p>
              </table:table-cell>
              <table:table-cell table:style-name="ce4">
                <text:p>4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6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923cm" svg:height="3.887cm" svg:x="6.503cm" svg:y="4.71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5">
                <text:p>1</text:p>
              </table:table-cell>
              <table:table-cell table:style-name="ce5">
                <text:p>4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5">
                <text:p>6</text:p>
              </table:table-cell>
              <table:table-cell table:style-name="ce5"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923cm" svg:height="3.887cm" svg:x="5.712cm" svg:y="5.45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6">
                <text:p>2</text:p>
              </table:table-cell>
              <table:table-cell table:style-name="ce6">
                <text:p>6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6">
                <text:p>0</text:p>
              </table:table-cell>
              <table:table-cell table:style-name="ce6">
                <text:p>4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6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7cm" svg:height="1.943cm" svg:x="18.606cm" svg:y="4.27cm">
          <table:table table:template-name="default">
            <table:table-column table:style-name="co2"/>
            <table:table-column table:style-name="co3"/>
            <table:table-row table:style-name="ro1">
              <table:table-cell table:style-name="ce1">
                <text:p>5</text:p>
              </table:table-cell>
              <table:table-cell table:style-name="ce7">
                <text:p>8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7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7cm" svg:height="1.943cm" svg:x="17.979cm" svg:y="5.159cm">
          <table:table table:template-name="default">
            <table:table-column table:style-name="co2"/>
            <table:table-column table:style-name="co3"/>
            <table:table-row table:style-name="ro1">
              <table:table-cell table:style-name="ce4">
                <text:p>7</text:p>
              </table:table-cell>
              <table:table-cell table:style-name="ce7">
                <text:p>9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6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7cm" svg:height="1.943cm" svg:x="17.28cm" svg:y="5.96cm">
          <table:table table:template-name="default">
            <table:table-column table:style-name="co2"/>
            <table:table-column table:style-name="co3"/>
            <table:table-row table:style-name="ro1">
              <table:table-cell table:style-name="ce5">
                <text:p>4</text:p>
              </table:table-cell>
              <table:table-cell table:style-name="ce7">
                <text:p>2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5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7cm" svg:height="1.943cm" svg:x="16.581cm" svg:y="6.761cm">
          <table:table table:template-name="default">
            <table:table-column table:style-name="co2"/>
            <table:table-column table:style-name="co3"/>
            <table:table-row table:style-name="ro1">
              <table:table-cell table:style-name="ce6">
                <text:p>6</text:p>
              </table:table-cell>
              <table:table-cell table:style-name="ce7">
                <text:p>3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6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14" draw:text-style-name="P6" draw:layer="layout" svg:width="3.353cm" svg:height="0.215cm" svg:x="12.804cm" svg:y="5.97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" draw:layer="layout" svg:width="3.727cm" svg:height="2.089cm" svg:x="7.032cm" svg:y="9.89cm">
          <draw:text-box>
            <text:p>输入数据是4通道</text:p>
          </draw:text-box>
        </draw:frame>
        <draw:frame draw:style-name="gr15" draw:text-style-name="P3" draw:layer="layout" svg:width="4.587cm" svg:height="2.089cm" svg:x="16.733cm" svg:y="9.891cm">
          <draw:text-box>
            <text:p>输出数据仍是4通道</text:p>
          </draw:text-box>
        </draw:frame>
      </draw:page>
      <draw:page draw:name="page4" draw:style-name="dp1" draw:master-page-name="Default">
        <draw:custom-shape draw:style-name="gr16" draw:text-style-name="P8" draw:layer="layout" svg:width="18.415cm" svg:height="0.952cm" svg:x="5.762cm" svg:y="6.31cm">
          <text:p text:style-name="P7"><text:span text:style-name="T3">Conv3d(in_channels=n, out_channels=n, kernel_size=3, stride=1, padding=1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5.398cm" svg:height="1.199cm" svg:x="12.112cm" svg:y="4.405cm">
          <draw:text-box>
            <text:p><text:span text:style-name="T4">Input(feature_channel=n)</text:span></text:p>
          </draw:text-box>
        </draw:frame>
        <draw:custom-shape draw:style-name="gr16" draw:text-style-name="P8" draw:layer="layout" svg:width="18.415cm" svg:height="0.952cm" svg:x="5.762cm" svg:y="8.41cm">
          <text:p text:style-name="P7"><text:span text:style-name="T3">InstanceNorm3d(num_features=n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0.5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2.61cm">
          <text:p text:style-name="P7"><text:span text:style-name="T3">Conv3d(in_channels=n, out_channels=2n, kernel_size=3, stride=1, padding=1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4.71cm">
          <text:p text:style-name="P7"><text:span text:style-name="T3">InstanceNorm3d(num_features=2n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6.8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512cm" svg:y="18.906cm">
          <draw:text-box>
            <text:p><text:span text:style-name="T4">Output(feature_channel=2n)</text:span></text:p>
          </draw:text-box>
        </draw:frame>
        <draw:line draw:style-name="gr18" draw:text-style-name="P2" draw:layer="layout" svg:x1="14.652cm" svg:y1="5.04cm" svg:x2="14.652cm" svg:y2="6.31cm">
          <text:p/>
        </draw:line>
        <draw:line draw:style-name="gr18" draw:text-style-name="P2" draw:layer="layout" svg:x1="14.652cm" svg:y1="7.191cm" svg:x2="14.652cm" svg:y2="8.461cm">
          <text:p/>
        </draw:line>
        <draw:line draw:style-name="gr18" draw:text-style-name="P2" draw:layer="layout" svg:x1="14.652cm" svg:y1="9.291cm" svg:x2="14.652cm" svg:y2="10.561cm">
          <text:p/>
        </draw:line>
        <draw:line draw:style-name="gr18" draw:text-style-name="P2" draw:layer="layout" svg:x1="14.652cm" svg:y1="11.391cm" svg:x2="14.652cm" svg:y2="12.661cm">
          <text:p/>
        </draw:line>
        <draw:line draw:style-name="gr18" draw:text-style-name="P2" draw:layer="layout" svg:x1="14.652cm" svg:y1="13.491cm" svg:x2="14.652cm" svg:y2="14.761cm">
          <text:p/>
        </draw:line>
        <draw:line draw:style-name="gr18" draw:text-style-name="P2" draw:layer="layout" svg:x1="14.652cm" svg:y1="17.791cm" svg:x2="14.652cm" svg:y2="19.061cm">
          <text:p/>
        </draw:line>
        <draw:line draw:style-name="gr18" draw:text-style-name="P2" draw:layer="layout" svg:x1="14.652cm" svg:y1="15.591cm" svg:x2="14.652cm" svg:y2="16.861cm">
          <text:p/>
        </draw:line>
        <draw:custom-shape draw:style-name="gr19" draw:text-style-name="P8" draw:layer="layout" svg:width="14.923cm" svg:height="1.687cm" svg:x="7.602cm" svg:y="20.71cm">
          <text:p text:style-name="P7"><text:span text:style-name="T3">MaxPool3d(kernel_size=(2, 2, 2), stride=(2, 2, 2), padding=0, </text:span></text:p>
          <text:p text:style-name="P7"><text:span text:style-name="T3">dilation=1, ceil_mode=False)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6" draw:text-style-name="P8" draw:layer="layout" svg:width="18.415cm" svg:height="0.952cm" svg:x="5.062cm" svg:y="10.1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012cm" svg:y="8.005cm">
          <draw:text-box>
            <text:p><text:span text:style-name="T4">Output(feature_channel=n/2)</text:span></text:p>
          </draw:text-box>
        </draw:frame>
        <draw:custom-shape draw:style-name="gr16" draw:text-style-name="P8" draw:layer="layout" svg:width="18.415cm" svg:height="0.952cm" svg:x="5.062cm" svg:y="12.21cm">
          <text:p text:style-name="P7"><text:span text:style-name="T3">InstanceNorm3d(num_features=n/2)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9.05cm" svg:height="0.952cm" svg:x="4.762cm" svg:y="14.31cm">
          <text:p text:style-name="P7"><text:span text:style-name="T3">Conv3d(in_channels=n/2, out_channels=n/2, kernel_size=n/2, stride=1, padding=1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16.4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18.51cm">
          <text:p text:style-name="P7"><text:span text:style-name="T3">InstanceNorm3d(num_features=n/2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20.61cm">
          <text:p text:style-name="P7"><text:span text:style-name="T3">Conv3d(in_channels=n, out_channels=n/2, kernel_size=3, stride=1, padding=1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312cm" svg:y="22.806cm">
          <draw:text-box>
            <text:p><text:span text:style-name="T4">Input(feature_channel=n)</text:span></text:p>
          </draw:text-box>
        </draw:frame>
        <draw:line draw:style-name="gr18" draw:text-style-name="P2" draw:layer="layout" svg:x1="13.952cm" svg:y1="10.11cm" svg:x2="13.952cm" svg:y2="8.84cm">
          <text:p/>
        </draw:line>
        <draw:line draw:style-name="gr18" draw:text-style-name="P2" draw:layer="layout" svg:x1="13.952cm" svg:y1="12.261cm" svg:x2="13.952cm" svg:y2="10.991cm">
          <text:p/>
        </draw:line>
        <draw:line draw:style-name="gr18" draw:text-style-name="P2" draw:layer="layout" svg:x1="13.952cm" svg:y1="14.361cm" svg:x2="13.952cm" svg:y2="13.091cm">
          <text:p/>
        </draw:line>
        <draw:line draw:style-name="gr18" draw:text-style-name="P2" draw:layer="layout" svg:x1="13.952cm" svg:y1="16.461cm" svg:x2="13.952cm" svg:y2="15.191cm">
          <text:p/>
        </draw:line>
        <draw:line draw:style-name="gr18" draw:text-style-name="P2" draw:layer="layout" svg:x1="13.952cm" svg:y1="18.561cm" svg:x2="13.952cm" svg:y2="17.291cm">
          <text:p/>
        </draw:line>
        <draw:line draw:style-name="gr18" draw:text-style-name="P2" draw:layer="layout" svg:x1="13.952cm" svg:y1="22.861cm" svg:x2="13.952cm" svg:y2="21.591cm">
          <text:p/>
        </draw:line>
        <draw:line draw:style-name="gr18" draw:text-style-name="P2" draw:layer="layout" svg:x1="13.952cm" svg:y1="20.661cm" svg:x2="13.952cm" svg:y2="19.391cm">
          <text:p/>
        </draw:line>
        <draw:custom-shape draw:style-name="gr21" draw:text-style-name="P8" draw:layer="layout" svg:width="12.7cm" svg:height="1.53cm" svg:x="7.762cm" svg:y="5.61cm">
          <text:p text:style-name="P7"><text:span text:style-name="T3">Upsample(scale_factor=2.0, mode=’nearest’)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2" draw:text-style-name="P10" draw:layer="layout" svg:width="18.733cm" svg:height="9.525cm" svg:x="71.484cm" svg:y="45.7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54cm" svg:height="1.27cm" svg:x="20.15cm" svg:y="18.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1cm" svg:y="17.2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2cm" svg:y="16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3cm" svg:y="15.4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4cm" svg:y="14.5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5cm" svg:y="13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6cm" svg:y="12.7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7cm" svg:y="11.8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1.102cm" svg:y="10.736cm">
          <draw:text-box>
            <text:p>8</text:p>
          </draw:text-box>
        </draw:frame>
        <draw:frame draw:style-name="gr5" draw:text-style-name="P11" draw:layer="layout" svg:width="6.35cm" svg:height="0.962cm" draw:transform="rotate (1.5707963267949) translate (19.488cm 19.46cm)">
          <draw:text-box>
            <text:p><text:span text:style-name="T3">D80 x H192 x W304</text:span></text:p>
          </draw:text-box>
        </draw:frame>
        <draw:custom-shape draw:style-name="gr23" draw:text-style-name="P6" draw:layer="layout" svg:width="2.54cm" svg:height="1.27cm" svg:x="26.752cm" svg:y="18.1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3cm" svg:y="17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4cm" svg:y="16.3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layer="layout" svg:width="2.54cm" svg:height="1.27cm" svg:x="26.756cm" svg:y="15.2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layer="layout" svg:width="2.54cm" svg:height="1.27cm" svg:x="26.757cm" svg:y="14.0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8cm" svg:y="12.7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9cm" svg:y="11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704cm" svg:y="10.737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5.99cm 19.461cm)">
          <draw:text-box>
            <text:p><text:span text:style-name="T3">D80 x H192 x W304</text:span></text:p>
          </draw:text-box>
        </draw:frame>
        <draw:custom-shape draw:style-name="gr25" draw:text-style-name="P6" draw:layer="layout" svg:width="1.826cm" svg:height="1.27cm" svg:x="27.48cm" svg:y="28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7.481cm" svg:y="27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6" draw:layer="layout" svg:width="1.824cm" svg:height="1.27cm" svg:x="27.482cm" svg:y="26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7.484cm" svg:y="25.3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7.485cm" svg:y="24.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7.486cm" svg:y="22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7.487cm" svg:y="2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832cm" svg:y="20.839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6.758cm 29.563cm)">
          <draw:text-box>
            <text:p><text:span text:style-name="T3">D40 x H96 x W152</text:span></text:p>
          </draw:text-box>
        </draw:frame>
        <draw:custom-shape draw:style-name="gr25" draw:text-style-name="P6" draw:layer="layout" svg:width="1.826cm" svg:height="1.27cm" svg:x="33.394cm" svg:y="28.2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33.395cm" svg:y="27.3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10" draw:layer="layout" svg:width="1.824cm" svg:height="1.27cm" svg:x="33.396cm" svg:y="26.3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33.398cm" svg:y="25.1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33.399cm" svg:y="24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33.4cm" svg:y="22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33.401cm" svg:y="22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3.746cm" svg:y="20.84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2.672cm 29.564cm)">
          <draw:text-box>
            <text:p><text:span text:style-name="T3">D40 x H96 x W152</text:span></text:p>
          </draw:text-box>
        </draw:frame>
        <draw:custom-shape draw:style-name="gr33" draw:text-style-name="P6" draw:layer="layout" svg:width="1.417cm" svg:height="0.798cm" svg:x="39.33cm" svg:y="38.3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9.331cm" svg:y="37.6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6.5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7cm" svg:y="32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682cm" svg:y="30.443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608cm 39.167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9.332cm" svg:y="3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4.4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3.3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33.808cm" svg:y="38.36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3.809cm" svg:y="37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6.3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6" draw:layer="layout" svg:width="1.411cm" svg:height="0.786cm" svg:x="33.814cm" svg:y="32.2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3.815cm" svg:y="31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4.16cm" svg:y="30.442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3.086cm 39.166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3.81cm" svg:y="35.0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3.7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8cm" svg:y="31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39.43cm" svg:y="48.66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6" draw:layer="layout" svg:width="1.013cm" svg:height="0.493cm" svg:x="39.431cm" svg:y="47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39.432cm" svg:y="46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39.437cm" svg:y="42.3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782cm" svg:y="40.445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708cm 49.169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39.432cm" svg:y="45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39.432cm" svg:y="44.4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39.432cm" svg:y="4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39.438cm" svg:y="41.6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44.545cm" svg:y="48.66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7cm" svg:y="46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44.552cm" svg:y="42.3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247cm" svg:y="40.415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3.823cm 49.17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44.547cm" svg:y="45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44.547cm" svg:y="44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44.547cm" svg:y="43.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44.553cm" svg:y="41.60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8cm" svg:y="47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44.745cm" svg:y="5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44.747cm" svg:y="56.8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6" draw:layer="layout" svg:width="0.687cm" svg:height="0.328cm" svg:x="44.752cm" svg:y="52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447cm" svg:y="50.618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4.023cm 59.373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44.747cm" svg:y="55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44.747cm" svg:y="54.6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4.747cm" svg:y="53.5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44.753cm" svg:y="51.8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44.748cm" svg:y="57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52.645cm" svg:y="59.0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52.647cm" svg:y="56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2.347cm" svg:y="50.619cm">
          <draw:text-box>
            <text:p>256</text:p>
          </draw:text-box>
        </draw:frame>
        <draw:frame draw:style-name="gr5" draw:text-style-name="P11" draw:layer="layout" svg:width="6.35cm" svg:height="0.962cm" draw:transform="rotate (1.5707963267949) translate (51.923cm 59.374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52.647cm" svg:y="55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52.647cm" svg:y="54.6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52.647cm" svg:y="53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52.653cm" svg:y="51.8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52.648cm" svg:y="57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52.647cm" svg:y="52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1.271cm" svg:height="1.272cm" draw:transform="rotate (-3.14159265358979) translate (28.782cm 21.0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34.892cm 30.6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5.729cm 50.4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0.814cm 40.3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6" draw:layer="layout" svg:width="1.014cm" svg:height="0.508cm" svg:x="52.54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2.55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52.54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2.54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2.54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2.55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51.505cm" svg:y="48.66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7cm" svg:y="46.6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1.512cm" svg:y="42.3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1.242cm" svg:y="40.397cm">
          <draw:text-box>
            <text:p>128 + 256</text:p>
          </draw:text-box>
        </draw:frame>
        <draw:custom-shape draw:style-name="gr42" draw:text-style-name="P10" draw:layer="layout" svg:width="1.012cm" svg:height="0.686cm" svg:x="51.507cm" svg:y="45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1.507cm" svg:y="44.4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1.507cm" svg:y="43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1.513cm" svg:y="41.6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8cm" svg:y="47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2.347cm" svg:y="4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6.35cm" svg:height="0.962cm" draw:transform="rotate (1.5707963267949) translate (50.623cm 49.17cm)">
          <draw:text-box>
            <text:p><text:span text:style-name="T3">D10 x H24 x W38</text:span></text:p>
          </draw:text-box>
        </draw:frame>
        <draw:custom-shape draw:style-name="gr38" draw:text-style-name="P6" draw:layer="layout" svg:width="1.014cm" svg:height="0.508cm" svg:x="57.65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7.66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7.357cm" svg:y="40.417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56.933cm 49.172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57.65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7.65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7.65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7.66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7.557cm" svg:y="39.4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57.6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7.6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56.2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6.2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55.533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56.2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6.252cm" svg:y="30.597cm">
          <draw:text-box>
            <text:p>64 + 128</text:p>
          </draw:text-box>
        </draw:frame>
        <draw:custom-shape draw:style-name="gr55" draw:text-style-name="P13" draw:layer="layout" svg:width="1.381cm" svg:height="0.897cm" svg:x="63.257cm" svg:y="2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63.1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63.1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3.507cm" svg:y="30.444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62.433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63.1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4" draw:layer="layout" svg:width="4.088cm" svg:height="0.953cm" svg:x="59.069cm" svg:y="33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53.5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40.44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35.225cm" svg:y="33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29.299cm" svg:y="24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22.7cm" svg:y="13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3.0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3.0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3.0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3.0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3.0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3.0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3.0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61.125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1.126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1.127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1.129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1.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1.131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1.132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0.403cm 29.565cm)">
          <draw:text-box>
            <text:p><text:span text:style-name="T3">D40 x H96 x W152</text:span></text:p>
          </draw:text-box>
        </draw:frame>
        <draw:frame draw:style-name="gr5" draw:text-style-name="P3" draw:layer="layout" svg:width="3.81cm" svg:height="0.962cm" svg:x="61.452cm" svg:y="20.997cm">
          <draw:text-box>
            <text:p>32 + 64</text:p>
          </draw:text-box>
        </draw:frame>
        <draw:custom-shape draw:style-name="gr56" draw:text-style-name="P14" draw:layer="layout" svg:width="4.088cm" svg:height="0.953cm" svg:x="64.83cm" svg:y="2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8.9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8.9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8.9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8.9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8.9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8.9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8.9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9.26cm" svg:y="20.841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68.186cm 29.565cm)">
          <draw:text-box>
            <text:p><text:span text:style-name="T3">D40 x H96 x W152</text:span></text:p>
          </draw:text-box>
        </draw:frame>
        <draw:custom-shape draw:style-name="gr55" draw:text-style-name="P13" draw:layer="layout" svg:width="1.381cm" svg:height="0.897cm" svg:x="69.257cm" svg:y="19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68.4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5.104cm 19.462cm)">
          <draw:text-box>
            <text:p><text:span text:style-name="T3">D80 x H192 x W304</text:span></text:p>
          </draw:text-box>
        </draw:frame>
        <draw:frame draw:style-name="gr5" draw:text-style-name="P3" draw:layer="layout" svg:width="3.81cm" svg:height="0.962cm" svg:x="67.252cm" svg:y="10.897cm">
          <draw:text-box>
            <text:p>16 + 32</text:p>
          </draw:text-box>
        </draw:frame>
        <draw:custom-shape draw:style-name="gr23" draw:text-style-name="P6" draw:layer="layout" svg:width="2.54cm" svg:height="1.27cm" svg:x="75.102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3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4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5.106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5.107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8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9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76.054cm" svg:y="10.738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74.34cm 19.462cm)">
          <draw:text-box>
            <text:p><text:span text:style-name="T3">D80 x H192 x W304</text:span></text:p>
          </draw:text-box>
        </draw:frame>
        <draw:custom-shape draw:style-name="gr56" draw:text-style-name="P14" draw:layer="layout" svg:width="4.088cm" svg:height="0.953cm" svg:x="71.019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77.656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6" draw:layer="layout" svg:width="4.715cm" svg:height="4.702cm" svg:x="81.745cm" svg:y="11.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83.754cm" svg:y="10.738cm">
          <draw:text-box>
            <text:p>1</text:p>
          </draw:text-box>
        </draw:frame>
        <draw:frame draw:style-name="gr5" draw:text-style-name="P11" draw:layer="layout" svg:width="6.35cm" svg:height="0.962cm" draw:transform="rotate (1.5707963267949) translate (80.94cm 19.462cm)">
          <draw:text-box>
            <text:p><text:span text:style-name="T3">D80 x H192 x W304</text:span></text:p>
          </draw:text-box>
        </draw:frame>
        <draw:custom-shape draw:style-name="gr60" draw:text-style-name="P14" draw:layer="layout" svg:width="6.156cm" svg:height="0.953cm" svg:x="46.061cm" svg:y="5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1" draw:text-style-name="P2" draw:layer="layout" svg:x1="30.627cm" svg:y1="14.697cm" svg:x2="64.6cm" svg:y2="14.697cm">
          <text:p/>
        </draw:line>
        <draw:line draw:style-name="gr61" draw:text-style-name="P2" draw:layer="layout" svg:x1="36.001cm" svg:y1="25.797cm" svg:x2="59.202cm" svg:y2="25.81cm">
          <text:p/>
        </draw:line>
        <draw:line draw:style-name="gr61" draw:text-style-name="P2" draw:layer="layout" svg:x1="41.375cm" svg:y1="34.304cm" svg:x2="55.075cm" svg:y2="34.382cm">
          <text:p/>
        </draw:line>
        <draw:line draw:style-name="gr61" draw:text-style-name="P2" draw:layer="layout" svg:x1="46.049cm" svg:y1="42.54cm" svg:x2="50.947cm" svg:y2="42.637cm">
          <text:p/>
        </draw:line>
        <draw:frame draw:style-name="gr62" draw:text-style-name="P2" draw:layer="layout" svg:width="7.717cm" svg:height="8.067cm" svg:x="86.783cm" svg:y="10.687cm">
          <draw:image xlink:href="Pictures/1000000100000414000003FAFBCF11C9F18C9195.png" xlink:type="simple" xlink:show="embed" xlink:actuate="onLoad" draw:mime-type="image/png">
            <text:p/>
          </draw:image>
        </draw:frame>
        <draw:frame draw:style-name="gr6" draw:text-style-name="P2" draw:layer="layout" svg:width="12.525cm" svg:height="10.478cm" svg:x="6.572cm" svg:y="11.159cm">
          <draw:image xlink:href="Pictures/10000001000004A3000003E15439CFB80A17098C.png" xlink:type="simple" xlink:show="embed" xlink:actuate="onLoad" draw:mime-type="image/png">
            <text:p/>
          </draw:image>
        </draw:frame>
        <draw:frame draw:style-name="gr63" draw:text-style-name="P3" draw:layer="layout" svg:width="11.43cm" svg:height="7.361cm" svg:x="76.564cm" svg:y="47.354cm">
          <draw:text-box>
            <text:p>Conv3d + InstanceNorm3d + ReLU</text:p>
            <text:p/>
            <text:p/>
            <text:p>MaxPooling3d</text:p>
            <text:p/>
            <text:p/>
            <text:p>Concatenate</text:p>
            <text:p/>
            <text:p/>
            <text:p>Upsample</text:p>
          </draw:text-box>
        </draw:frame>
        <draw:custom-shape draw:style-name="gr64" draw:text-style-name="P14" draw:layer="layout" svg:width="3.017cm" svg:height="0.953cm" svg:x="73.389cm" svg:y="47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2" draw:layer="layout" svg:width="1.381cm" svg:height="0.897cm" draw:transform="rotate (-3.14159265358979) translate (76.256cm 50.4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1" draw:text-style-name="P2" draw:layer="layout" svg:x1="73.289cm" svg:y1="52.117cm" svg:x2="76.378cm" svg:y2="52.059cm">
          <text:p/>
        </draw:line>
        <draw:custom-shape draw:style-name="gr55" draw:text-style-name="P13" draw:layer="layout" svg:width="1.381cm" svg:height="0.897cm" svg:x="74.914cm" svg:y="53.7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Default">
        <draw:frame draw:style-name="gr6" draw:text-style-name="P2" draw:layer="layout" svg:width="7.62cm" svg:height="7.62cm" svg:x="2.165cm" svg:y="1.952cm">
          <draw:image xlink:href="Pictures/1000000100000208000001C325D5632C8B39CB5A.png" xlink:type="simple" xlink:show="embed" xlink:actuate="onLoad" draw:mime-type="image/png">
            <text:p/>
          </draw:image>
        </draw:frame>
        <draw:frame draw:style-name="gr6" draw:text-style-name="P2" draw:layer="layout" svg:width="7.778cm" svg:height="5.291cm" svg:x="13.882cm" svg:y="3.111cm">
          <draw:image xlink:href="Pictures/1000000100000126000000C89EEA3A26FC4C6A3A.png" xlink:type="simple" xlink:show="embed" xlink:actuate="onLoad" draw:mime-type="image/png">
            <text:p/>
          </draw:image>
        </draw:frame>
        <draw:frame draw:style-name="gr6" draw:text-style-name="P2" draw:layer="layout" svg:width="7.62cm" svg:height="7.62cm" svg:x="2.152cm" svg:y="11.255cm">
          <draw:image xlink:href="Pictures/1000000100000205000001BDDAC76574DA12BE04.png" xlink:type="simple" xlink:show="embed" xlink:actuate="onLoad" draw:mime-type="image/png">
            <text:p/>
          </draw:image>
        </draw:frame>
        <draw:frame draw:style-name="gr6" draw:text-style-name="P2" draw:layer="layout" svg:width="5.08cm" svg:height="5.334cm" svg:x="15.216cm" svg:y="12.367cm">
          <draw:image xlink:href="Pictures/10000001000001260000013ADC346F3364EC92CE.png" xlink:type="simple" xlink:show="embed" xlink:actuate="onLoad" draw:mime-type="image/png">
            <text:p/>
          </draw:image>
        </draw:frame>
        <draw:frame draw:style-name="gr65" draw:text-style-name="P4" draw:layer="layout" svg:width="3.545cm" svg:height="0.865cm" svg:x="4.122cm" svg:y="9.99cm">
          <draw:text-box>
            <text:p><text:span text:style-name="T2">原始的图像切片</text:span></text:p>
          </draw:text-box>
        </draw:frame>
        <draw:frame draw:style-name="gr65" draw:text-style-name="P4" draw:layer="layout" svg:width="8.255cm" svg:height="0.865cm" svg:x="13.817cm" svg:y="9.998cm">
          <draw:text-box>
            <text:p><text:span text:style-name="T2">裁切肺的最小包围框作为有效的学习区域</text:span></text:p>
          </draw:text-box>
        </draw:frame>
        <draw:connector draw:style-name="gr12" draw:text-style-name="P2" draw:layer="layout" draw:type="lines" svg:x1="11.899cm" svg:y1="2.076cm" svg:x2="12.053cm" svg:y2="18.874cm" svg:d="M11899 2076l154 16798" svg:viewBox="0 0 155 16799">
          <text:p/>
        </draw:connector>
      </draw:page>
      <draw:page draw:name="page8" draw:style-name="dp1" draw:master-page-name="Default">
        <draw:frame draw:style-name="gr66" draw:text-style-name="P6" draw:layer="layout" svg:width="27.699cm" svg:height="15.849cm" svg:x="1.025cm" svg:y="2.596cm">
          <draw:image xlink:href="Pictures/1000000100000A46000005E11A4C32F77A361B77.png" xlink:type="simple" xlink:show="embed" xlink:actuate="onLoad" draw:mime-type="image/png">
            <text:p/>
          </draw:image>
        </draw:frame>
        <draw:custom-shape draw:style-name="gr67" draw:text-style-name="P16" draw:layer="layout" svg:width="2.857cm" svg:height="0.635cm" svg:x="21.06cm" svg:y="15.087cm">
          <text:p text:style-name="P15"><text:span text:style-name="T5">假阳性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2.857cm" svg:height="0.635cm" svg:x="21.06cm" svg:y="15.987cm">
          <text:p text:style-name="P15"><text:span text:style-name="T5">假阴性</text:span></text:p>
          <draw:enhanced-geometry svg:viewBox="0 0 21600 21600" draw:type="rectangle" draw:enhanced-path="M 0 0 L 21600 0 21600 21600 0 21600 0 0 Z N"/>
        </draw:custom-shape>
        <draw:custom-shape draw:style-name="gr69" draw:text-style-name="P18" draw:layer="layout" svg:width="2.857cm" svg:height="0.635cm" svg:x="21.06cm" svg:y="16.887cm">
          <text:p text:style-name="P15"><text:span text:style-name="T5">真阳性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stroke-dash draw:name="Double_20_Dash_20__28_Rounded_29_" draw:display-name="Double Dash (Rounded)" draw:style="round" draw:dots1="1" draw:dots1-length="701%" draw:distance="399%"/>
    <draw:stroke-dash draw:name="Long_20_Dash_20_Dot_20__28_Rounded_29_" draw:display-name="Long Dash Dot (Rounded)" draw:style="round" draw:dots1="1" draw:dots1-length="3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1T20:25:23.329657472</meta:creation-date>
    <dc:date>2023-02-21T16:08:42.632212563</dc:date>
    <meta:editing-duration>P4DT20M22S</meta:editing-duration>
    <meta:editing-cycles>68</meta:editing-cycles>
    <meta:generator>LibreOffice/7.3.7.2$Linux_X86_64 LibreOffice_project/30$Build-2</meta:generator>
    <meta:document-statistic meta:object-count="331"/>
  </office:meta>
</office:document-meta>
</file>